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tzhongsong" svg:font-family="stzhongsong"/>
    <style:font-face style:name="verdana" svg:font-family="verdana"/>
    <style:font-face style:name="Courier New" svg:font-family="'Courier New'" style:font-family-generic="modern" style:font-pitch="fixed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fo:text-align="start" style:justify-single-word="false"/>
      <style:text-properties style:font-style-asian="normal" style:font-style-complex="normal"/>
    </style:style>
    <style:style style:name="P2" style:family="paragraph" style:parent-style-name="Standard">
      <style:paragraph-properties fo:margin-top="0in" fo:margin-bottom="0.1665in" fo:text-align="start" style:justify-single-word="false"/>
      <style:text-properties style:font-name="stzhongsong" fo:font-size="12pt" style:font-style-asian="normal" style:font-style-complex="normal"/>
    </style:style>
    <style:style style:name="P3" style:family="paragraph" style:parent-style-name="Standard">
      <style:paragraph-properties fo:margin-top="0in" fo:margin-bottom="0.1665in" fo:text-align="center" style:justify-single-word="false"/>
      <style:text-properties style:font-name="stzhongsong" fo:font-size="12pt" style:font-style-asian="normal" style:font-style-complex="normal"/>
    </style:style>
    <style:style style:name="P4" style:family="paragraph" style:parent-style-name="Standard">
      <style:paragraph-properties fo:margin-top="0in" fo:margin-bottom="0.1665in" fo:text-align="start" style:justify-single-word="false"/>
      <style:text-properties style:font-name="verdana" fo:font-size="12pt" style:font-style-asian="normal" style:font-style-complex="normal"/>
    </style:style>
    <style:style style:name="P5" style:family="paragraph" style:parent-style-name="Standard">
      <style:paragraph-properties fo:margin-top="0in" fo:margin-bottom="0.1665in" fo:text-align="start" style:justify-single-word="false"/>
      <style:text-properties fo:color="#ff0000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in" fo:margin-bottom="0.1665in" fo:text-align="start" style:justify-single-word="false"/>
      <style:text-properties style:font-name="Courier New" fo:font-size="10.5pt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top="0in" fo:margin-bottom="0.1665in" fo:text-align="start" style:justify-single-word="false"/>
      <style:text-properties style:font-name="Courier New" fo:font-size="10.5pt" fo:font-weight="bold" style:font-size-asian="10.5pt" style:font-style-asian="normal" style:font-size-complex="10.5pt" style:font-style-complex="normal"/>
    </style:style>
    <style:style style:name="P8" style:family="paragraph" style:parent-style-name="Standard">
      <style:paragraph-properties fo:margin-top="0in" fo:margin-bottom="0.1665in" fo:text-align="start" style:justify-single-word="false"/>
      <style:text-properties style:font-name="Courier New" style:font-style-asian="normal" style:font-style-complex="normal"/>
    </style:style>
    <style:style style:name="P9" style:family="paragraph" style:parent-style-name="Standard">
      <style:paragraph-properties fo:margin-top="0in" fo:margin-bottom="0.1665in" fo:text-align="start" style:justify-single-word="false"/>
      <style:text-properties style:font-name="Courier New" fo:font-size="12pt" style:font-style-asian="normal" style:font-style-complex="normal"/>
    </style:style>
    <style:style style:name="P10" style:family="paragraph" style:parent-style-name="Standard">
      <style:paragraph-properties fo:margin-top="0in" fo:margin-bottom="0.1665in" fo:text-align="start" style:justify-single-word="false"/>
    </style:style>
    <style:style style:name="P11" style:family="paragraph" style:parent-style-name="Standard">
      <style:paragraph-properties fo:margin-top="0in" fo:margin-bottom="0.1665in" fo:text-align="start" style:justify-single-word="false"/>
      <style:text-properties style:font-style-asian="normal" style:font-style-complex="normal"/>
    </style:style>
    <style:style style:name="P12" style:family="paragraph" style:parent-style-name="Heading_20_3">
      <style:text-properties fo:color="#ff0000" fo:font-weight="normal" style:font-weight-asian="normal" style:font-weight-complex="normal"/>
    </style:style>
    <style:style style:name="T1" style:family="text">
      <style:text-properties style:font-name="stzhongsong" fo:font-size="12pt"/>
    </style:style>
    <style:style style:name="T2" style:family="text">
      <style:text-properties style:font-name="stzhongsong" fo:font-size="12pt" style:font-style-asian="normal" style:font-style-complex="normal"/>
    </style:style>
    <style:style style:name="T3" style:family="text">
      <style:text-properties style:font-name="verdana" fo:font-size="12pt" style:font-style-asian="normal" style:font-style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style-asian="normal" style:font-style-complex="normal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2pt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log元编程与DSL</text:p>
      <text:h text:style-name="Heading_20_3" text:outline-level="3">逻辑式程序设计语言</text:h>
      <text:p text:style-name="P2">Prolog语言由Aix-Marseille大学的Alain Colmerauer与Phillipe Roussel等人于60年代末研究开发。1972年被公认为是Prolog语言正式诞生的年份。Prolog是PROgramming in LOGic的缩写，它是目前应用最为广泛的通用目的的逻辑式程序设计语言，包括人工智能、自然语言处理等领域。</text:p>
      <text:h text:style-name="Heading_20_3" text:outline-level="3">Prolog语言简介</text:h>
      <text:p text:style-name="P2">Prolog程序由大量的“Fact（事实）”和“Rule（规则）”组成。Rule定义了某种推理规则，已知的事实加上推理规则，可以得到新的事实。首先是看几个Fact的例子，</text:p>
      <text:p text:style-name="P10"><text:span text:style-name="T7">r</text:span><text:span text:style-name="T8">ainy(bei_jing).</text:span></text:p>
      <text:p text:style-name="P9">rainy(shang_hai).</text:p>
      <text:p text:style-name="P9">cold(bei_jing).</text:p>
      <text:p text:style-name="P9">cold(chengdu).</text:p>
      <text:p text:style-name="P2">Fact的语法规则是一个谓词名加若干个逗号隔开的参数，最后以“.”结束。谓词名必须以小写字母开头，参数可以是一个原子、数组或者谓词。</text:p>
      <text:p text:style-name="P2">仅仅堆彻大量的Fact并没有什么实际的作用。真正让问题变得有趣的是Rule。比如现在基于上面的Fact，可以增加一条关于结冰的规则，既：如果某地区同时满足“下雨”并且“寒冷”两个条件，则该地区会结冰，用Prolog描述上面的规则就是：</text:p>
      <text:p text:style-name="P9">freeze(Where) :- rainy(Where), cold(Where).</text:p>
      <text:h text:style-name="P12" text:outline-level="3">归约与合一</text:h>
      <text:h text:style-name="Heading_20_3" text:outline-level="3">Prolog的元编程谓词</text:h>
      <text:p text:style-name="P2">Prolog具有强大的元编程的能力，这些能力是通过一系列的谓词实现的，它们包括assert，retract，functor，arg，clause，call，op和apply。下面将依次介绍这些谓词的用法。</text:p>
      <text:p text:style-name="P2">assert </text:p>
      <text:p text:style-name="P2">前文介绍了Prolog是由大量事实和规则组成的。但是在编写Prolog程序的时候，通常无法获知所有的事实与规则，其中一部分是在程序的运行过程中动态生成的。</text:p>
      <text:p text:style-name="P7">retract </text:p>
      <text:p text:style-name="P6"><text:span text:style-name="T4">functor</text:span>: functor(foo(a, b, c), foo, 3) </text:p>
      <text:p text:style-name="P6"><text:span text:style-name="T4">arg</text:span>: <text:s text:c="2"/>arg(1, foo(a, b, c), A) =&gt;A = a</text:p>
      <text:p text:style-name="P6"><text:soft-page-break/><text:span text:style-name="T6"><text:s text:c="7"/>arg(2, f</text:span>oo(a, b, c), A) <text:span text:style-name="T6">=&gt; </text:span>A = <text:span text:style-name="T6">b</text:span></text:p>
      <text:p text:style-name="P6"><text:span text:style-name="T4">=..</text:span>: T =.. [foo, a, b, c] =&gt; T = <text:s/>foo(a, b, c) </text:p>
      <text:p text:style-name="P7">clause </text:p>
      <text:p text:style-name="P7">call</text:p>
      <text:p text:style-name="P7">op(Precedence, Type, Name).</text:p>
      <text:p text:style-name="P7">op谓词可以自定义操作符，三个参数分别指优先级、操作数与操作符的位置、操作的名称。</text:p>
      <text:p text:style-name="P7">apply</text:p>
      <text:p text:style-name="P7">atom</text:p>
      <text:p text:style-name="P7"/>
      <text:h text:style-name="Heading_20_2" text:outline-level="2">精简表达式与表现力</text:h>
      <text:p text:style-name="P1">在《Domain Specific Languages》一书的开篇中，Martin Fowler给出了一个应用DSL的具体案例。这个案例描述了一个可以被抽象为状态机的应用程序，状态机的变换关系如下图所示。</text:p>
      <text:p text:style-name="P5">[插图]</text:p>
      <text:p text:style-name="P1">Martin在书中使用Java实现了“状态机”本身，而用Java、XML和DSL实现了状态机的配置，比如初始状态、终止状态、转换规则等等。就状态机而言，Java版本的实现涉及State、AbstractEvent、Transition、Controller、StateMachine等几个类型，以及这几个类型之间的交互。那么Prolog如何实现一个状态机呢？</text:p>
      <text:p text:style-name="P6">accept([], FinalState, FinalState).</text:p>
      <text:p text:style-name="P6">accept([FirstEvent|RestEvents], Current, FinalState) :-</text:p>
      <text:p text:style-name="P6"><text:s text:c="4"/>transition(Current, FirstEvent, Target),</text:p>
      <text:p text:style-name="P6"><text:s text:c="4"/>accept(RestEvents, Target, FinalState).</text:p>
      <text:p text:style-name="P1">第二个谓词包含三个参数，第一个是事件数组，后两个是初始状态和终止状态。如果第一个参数中的所有事件能将状态机从初始状态带入终止状态，则该谓词为真，否则为假。</text:p>
      <text:p text:style-name="P1">由于状态机问题域的特殊性，Prolog可以极大地降低实现的难度。</text:p>
      <text:h text:style-name="Heading_20_2" text:outline-level="2">元编程与DSL设计</text:h>
      <text:h text:style-name="Heading_20_3" text:outline-level="3">自定义运算符</text:h>
      <text:p text:style-name="P1"><text:span text:style-name="T2">Prolog的语法</text:span><text:span text:style-name="T2">规则非常简单，将霍恩子句的规则与计算机语言结合到一起，</text:span></text:p>
      <text:p text:style-name="P4">predicate(arg1, arg2, ...)</text:p>
      <text:p text:style-name="P1"><text:soft-page-break/><text:span text:style-name="T1">比如，前面那个表示“如果下雨且低温，则会结冰”的逻辑断言中，</text:span></text:p>
      <text:p text:style-name="P4">?- freeze(Where).</text:p>
      <text:p text:style-name="P4">Where = beijing.</text:p>
      <text:p text:style-name="P2">这是一段典型的代码。不过其中的rainy(beijing)、cold(beijing)这样的语句对没有编程经验的来说并不够友好和直观。在有些情况下，这种只有一个函元（参数）的谓词p(a)可以表示为a becomes p。比如rainy(beijing)是指beijing becomes rainy，cold(tianjin)是指tianjin becomes cold。同时，如果要查询哪里下雨了，我们不希望使用rainy(Where)，而是更接近英语的Where becomes rainy.</text:p>
      <text:p text:style-name="P2">如果要支持上面提及的语句，我们需要为Prolog增加一个新的运算符：becomes。在Prolog中自定义运算符是非常容易的，</text:p>
      <text:p text:style-name="P2">:-op(700, xfy, becomes).</text:p>
      <text:p text:style-name="P1"><text:span text:style-name="T2">其中，700表示运算符的优先级，xfy是指运算符与运算数之间的关系（f表示运算符，x、y表示两个不同的运算数。xfy指它定义了一个中缀形式的运算符），</text:span><text:span text:style-name="T2">becomes是运算符的字面量。到此为之，我们完成了“语法”部分，接下来还要完成becomes的语义定义。</text:span></text:p>
      <text:p text:style-name="P2">becomes(Area, Weather) :-</text:p>
      <text:p text:style-name="P2">Fact =.. [Weather, Area],</text:p>
      <text:p text:style-name="P2">Goal =.. [assert, Fact],</text:p>
      <text:p text:style-name="P2">call(Goal).</text:p>
      <text:h text:style-name="Heading_20_2" text:outline-level="2">整合</text:h>
      <text:p text:style-name="P1">Java C#</text:p>
      <text:p text:style-name="P1"/>
      <text:p text:style-name="P1">Prolog简介</text:p>
      <text:p text:style-name="P1">语言能改变使用者的思考方式。逻辑式语言的理论基础是一阶谓词演算。对于逻辑世界来说，基础是公理体系和推理规则。根据公理与推理规则可以得到新的定理，新的定理与推理规则可以再次得到新的定理，这通常是一个无限的过程。公理和推理规则可以用霍恩子句的形式来表达。霍恩子句具有如下的结构：</text:p>
      <text:p text:style-name="P1">H → B1,B2,..,Bn.</text:p>
      <text:p text:style-name="P1">H称为“头”或者“结论”，B1,B2,...,Bn统称为“体”。对于这个式子的自然语言表述是：“<text:span text:style-name="T5">如果</text:span>B1为真，<text:span text:style-name="T5">并且</text:span>B2为真，...，<text:span text:style-name="T5">并且</text:span>Bn为真，<text:span text:style-name="T5">那么</text:span>H为真。”</text:p>
      <text:p text:style-name="P1">“公理”是永真式，不需要任何“体”：</text:p>
      <text:p text:style-name="P1">H → ture.</text:p>
      <text:p text:style-name="P1"><text:soft-page-break/>那么，通常可以把“体”省略掉：</text:p>
      <text:p text:style-name="P1">H.</text:p>
      <text:p text:style-name="P1">了解了这些“逻辑学”基础之后，我们看看如何用这样的思考方式（以及Prolog）来解决问题了。来看一个例子，下面是一段简单的Java代码，</text:p>
      <text:p text:style-name="P8">bool memberOf(T element, List&lt;T&gt; list) {</text:p>
      <text:p text:style-name="P8"><text:s text:c="4"/>for (T e : list) {</text:p>
      <text:p text:style-name="P8"><text:s text:c="8"/>if (e.equals(element) return true;</text:p>
      <text:p text:style-name="P8"><text:s text:c="4"/>}</text:p>
      <text:p text:style-name="P8"><text:s text:c="4"/>return false;</text:p>
      <text:p text:style-name="P8">}</text:p>
      <text:p text:style-name="P1">它的功能是检查一个列表是否包含指定的元素。若要用Prolog实现的同样的功能，首先需要找到这个问题中的公理和推理规则（假设要判断列表L中是否包含元素E）：</text:p>
      <text:p text:style-name="P1"><text:s text:c="2"/>* 如果L的第一个元素和E相等，那么L包含E。</text:p>
      <text:p text:style-name="P1"><text:s text:c="2"/>* 如果L的第一个元素和E不相等，并且L除了第一个元素外余下的元素构成的列表包含E，那么L包含E。</text:p>
      <text:p text:style-name="P1">（Prolog的数组表示 Prolog中用[]表示数组，比如[1,2,3]、[a,b,c,d,e]。另外可以用“|”分割数组的前几个元素以及剩下的元素，比如如果[H|R]等于[1,2,3]，那么H等于1，R等于数组[2,3];如果[F,S|R]等于[1,2,3]，那么F等于1，S等于2，R等于[3]。“|”前面可以有任意多个元素，“|”后面只能有一个元素，且它也是一个数组，可以是空数组。）</text:p>
      <text:p text:style-name="P1">memberOf([<text:span text:style-name="T5">First</text:span>|Rest], <text:span text:style-name="T5">First</text:span>).</text:p>
      <text:p text:style-name="P1">memberOf([First|Rest], Element) :- memberOf(Rest, Element)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tzhongsong" svg:font-family="stzhongsong"/>
    <style:font-face style:name="verdana" svg:font-family="verdana"/>
    <style:font-face style:name="Courier New" svg:font-family="'Courier New'" style:font-family-generic="modern" style:font-pitch="fixed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urai</meta:initial-creator>
    <meta:creation-date>2009-12-22T15:27:49.62</meta:creation-date>
    <dc:date>2012-01-04T20:31:03</dc:date>
    <dc:creator>Isaac </dc:creator>
    <meta:editing-duration>P1DT11H30S</meta:editing-duration>
    <meta:editing-cycles>18</meta:editing-cycles>
    <meta:generator>LibreOffice/3.4$Unix LibreOffice_project/340m1$Build-402</meta:generator>
    <meta:document-statistic meta:table-count="0" meta:image-count="0" meta:object-count="0" meta:page-count="4" meta:paragraph-count="76" meta:word-count="180" meta:character-count="3233" meta:non-whitespace-character-count="3082"/>
  </office:meta>
</office:document-meta>
</file>